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3.6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OMEWORK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esented in cla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lved and prepared to present.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roved with some collaboration and prepared to present.</text:p>
          </table:table-cell>
        </table:table-row>
        <table:table-row table:style-name="ro1">
          <table:table-cell/>
          <table:table-cell office:value-type="float" office:value="1.13" calcext:value-type="float">
            <text:p>1.1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arned in class, or with substantial collaboration.</text:p>
          </table:table-cell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" calcext:value-type="float">
            <text:p>2.1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4" calcext:value-type="float">
            <text:p>2.1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2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2" calcext:value-type="float">
            <text:p>2.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6" calcext:value-type="float">
            <text:p>2.2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3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" calcext:value-type="float">
            <text:p>2.3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4" calcext:value-type="float">
            <text:p>3.1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20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2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1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1" calcext:value-type="float">
            <text:p>5.1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3" calcext:value-type="float">
            <text:p>5.1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8" calcext:value-type="float">
            <text:p>6.1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9" calcext:value-type="float">
            <text:p>6.1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.2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1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8" calcext:value-type="float">
            <text:p>7.1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2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1" calcext:value-type="float">
            <text:p>7.2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4" calcext:value-type="float">
            <text:p>7.2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7" calcext:value-type="float">
            <text:p>7.2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8" calcext:value-type="float">
            <text:p>7.2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4" calcext:value-type="float">
            <text:p>7.44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5" calcext:value-type="float">
            <text:p>7.4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7" calcext:value-type="float">
            <text:p>7.47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8" calcext:value-type="float">
            <text:p>7.4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9" calcext:value-type="float">
            <text:p>7.4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3" calcext:value-type="float">
            <text:p>7.5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1" calcext:value-type="float">
            <text:p>8.1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5" calcext:value-type="float">
            <text:p>8.3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7" calcext:value-type="float">
            <text:p>8.3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8" calcext:value-type="float">
            <text:p>8.3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10484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8:46:29.938234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09:29:10.213772592</meta:creation-date>
    <meta:generator>LibreOffice/6.3.5.2$Linux_X86_64 LibreOffice_project/30$Build-2</meta:generator>
    <dc:date>2020-05-15T08:47:53.850319623</dc:date>
    <meta:editing-duration>P1DT6H35M54S</meta:editing-duration>
    <meta:editing-cycles>23</meta:editing-cycles>
    <meta:document-statistic meta:table-count="1" meta:cell-count="235" meta:object-count="0"/>
  </office:meta>
</office:document-meta>
</file>